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237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bff14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bff25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bff40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7" style:family="table-cell" style:parent-style-name="Default">
      <style:table-cell-properties fo:background-color="#fbff25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bff40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9" style:family="table-cell" style:parent-style-name="Default">
      <style:table-cell-properties fo:border-bottom="0.99pt solid #000000" fo:background-color="#fbff25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99pt solid #000000" fo:background-color="#fbff4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0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7" office:value-type="string" calcext:value-type="string">
            <text:p>Martes</text:p>
          </table:table-cell>
          <table:table-cell table:style-name="ce17" office:value-type="string" calcext:value-type="string">
            <text:p>Miércoles</text:p>
          </table:table-cell>
          <table:table-cell table:style-name="ce17" office:value-type="string" calcext:value-type="string">
            <text:p>Jueves</text:p>
          </table:table-cell>
          <table:table-cell table:style-name="ce17" office:value-type="string" calcext:value-type="string">
            <text:p>Viernes</text:p>
          </table:table-cell>
          <table:table-cell table:style-name="ce17" office:value-type="string" calcext:value-type="string">
            <text:p>Sábado</text:p>
          </table:table-cell>
          <table:table-cell table:style-name="ce29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8" office:value-type="string" calcext:value-type="string">
            <text:p>Día Mixto</text:p>
          </table:table-cell>
          <table:table-cell table:style-name="ce18" office:value-type="string" calcext:value-type="string">
            <text:p>Día de </text:p>
            <text:p>Encuentros</text:p>
          </table:table-cell>
          <table:table-cell table:style-name="ce30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1" table:number-columns-spanned="1" table:number-rows-spanned="1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9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9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, o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, o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9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, o</text:span></text:p>
            <text:p><text:span text:style-name="T3">Desarrollo Web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0:30hs:</text:p>
            <text:p><text:span text:style-name="T3">Proyecto Zero, o</text:span></text:p>
            <text:p><text:span text:style-name="T3">Desarrollo Web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9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, o</text:span></text:p>
            <text:p><text:span text:style-name="T3">Desarrollo Web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9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3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5:20hs:</text:span></text:p>
            <text:p><text:span text:style-name="T3">Proyecto Zero, o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1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Zero, o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34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72"/>
          <table:table-cell table:style-name="ce82" table:number-columns-repeated="3"/>
          <table:table-cell table:style-name="ce82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82"/>
          <table:covered-table-cell table:style-name="ce37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01:41:37.62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33M11S</meta:editing-duration>
    <meta:editing-cycles>53</meta:editing-cycles>
    <meta:generator>LibreOffice/7.3.3.2$Windows_X86_64 LibreOffice_project/d1d0ea68f081ee2800a922cac8f79445e4603348</meta:generator>
    <dc:date>2024-02-03T01:46:35.512000000</dc:date>
    <meta:document-statistic meta:table-count="1" meta:cell-count="95" meta:object-count="0"/>
  </office:meta>
</office:document-meta>
</file>